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Nimbus Mono L" svg:font-family="'Nimbus Mono L'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imbus Sans L1" svg:font-family="'Nimbus Sans L'" style:font-adornments="Bold" style:font-family-generic="swiss" style:font-pitch="variable"/>
    <style:font-face style:name="Nimbus Sans L" svg:font-family="'Nimbus Sans L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Header">
      <style:paragraph-properties fo:padding="0cm" fo:border-left="none" fo:border-right="none" fo:border-top="none" fo:border-bottom="0.002cm solid #000000" style:shadow="none"/>
      <style:text-properties fo:font-size="13pt" officeooo:rsid="000d7e50" officeooo:paragraph-rsid="000d7e50" style:font-size-asian="13pt" style:font-size-complex="13pt"/>
    </style:style>
    <style:style style:name="P2" style:family="paragraph" style:parent-style-name="Text_20_body">
      <style:text-properties officeooo:rsid="000ea25e" officeooo:paragraph-rsid="001057e3"/>
    </style:style>
    <style:style style:name="P3" style:family="paragraph" style:parent-style-name="Text_20_body">
      <style:text-properties officeooo:rsid="000ea25e" officeooo:paragraph-rsid="000ea25e"/>
    </style:style>
    <style:style style:name="P4" style:family="paragraph" style:parent-style-name="Text_20_body">
      <style:text-properties officeooo:rsid="000ea25e" officeooo:paragraph-rsid="0016604d"/>
    </style:style>
    <style:style style:name="P5" style:family="paragraph" style:parent-style-name="Text_20_body">
      <style:text-properties officeooo:rsid="000ea25e" officeooo:paragraph-rsid="00181505"/>
    </style:style>
    <style:style style:name="P6" style:family="paragraph" style:parent-style-name="Text_20_body">
      <style:text-properties officeooo:rsid="000ea25e" officeooo:paragraph-rsid="00191b8a"/>
    </style:style>
    <style:style style:name="P7" style:family="paragraph" style:parent-style-name="Text_20_body">
      <style:text-properties officeooo:rsid="000ea25e" officeooo:paragraph-rsid="001a5d1e"/>
    </style:style>
    <style:style style:name="P8" style:family="paragraph" style:parent-style-name="Text_20_body">
      <style:text-properties officeooo:rsid="000ea25e" officeooo:paragraph-rsid="001c431a"/>
    </style:style>
    <style:style style:name="P9" style:family="paragraph" style:parent-style-name="Text_20_body">
      <style:text-properties officeooo:rsid="000ea25e" officeooo:paragraph-rsid="001e1d47"/>
    </style:style>
    <style:style style:name="P10" style:family="paragraph" style:parent-style-name="Text_20_body">
      <style:text-properties officeooo:rsid="000ea25e" officeooo:paragraph-rsid="001f14ff"/>
    </style:style>
    <style:style style:name="P11" style:family="paragraph" style:parent-style-name="Text_20_body">
      <style:text-properties officeooo:rsid="000ea25e" officeooo:paragraph-rsid="0020668b"/>
    </style:style>
    <style:style style:name="P12" style:family="paragraph" style:parent-style-name="Text_20_body">
      <style:text-properties officeooo:rsid="000ea25e" officeooo:paragraph-rsid="00222a2e"/>
    </style:style>
    <style:style style:name="P13" style:family="paragraph" style:parent-style-name="Text_20_body">
      <style:text-properties officeooo:rsid="000ea25e" officeooo:paragraph-rsid="0022f49a"/>
    </style:style>
    <style:style style:name="P14" style:family="paragraph" style:parent-style-name="Text_20_body">
      <style:text-properties officeooo:rsid="000ea25e" officeooo:paragraph-rsid="002426bb"/>
    </style:style>
    <style:style style:name="P15" style:family="paragraph" style:parent-style-name="Text_20_body">
      <style:text-properties officeooo:rsid="000ea25e" officeooo:paragraph-rsid="0025a2bc"/>
    </style:style>
    <style:style style:name="P16" style:family="paragraph" style:parent-style-name="Text_20_body">
      <style:text-properties officeooo:rsid="000ea25e" officeooo:paragraph-rsid="002b57d2"/>
    </style:style>
    <style:style style:name="P17" style:family="paragraph" style:parent-style-name="Text_20_body">
      <style:text-properties officeooo:rsid="000d7e50" officeooo:paragraph-rsid="000d7e50"/>
    </style:style>
    <style:style style:name="P18" style:family="paragraph" style:parent-style-name="Text_20_body">
      <style:text-properties officeooo:rsid="000d7e50" officeooo:paragraph-rsid="0016604d"/>
    </style:style>
    <style:style style:name="P19" style:family="paragraph" style:parent-style-name="Text_20_body">
      <style:text-properties officeooo:rsid="000d7e50" officeooo:paragraph-rsid="00181505"/>
    </style:style>
    <style:style style:name="P20" style:family="paragraph" style:parent-style-name="Text_20_body">
      <style:text-properties officeooo:rsid="000d7e50" officeooo:paragraph-rsid="001c431a"/>
    </style:style>
    <style:style style:name="P21" style:family="paragraph" style:parent-style-name="Text_20_body">
      <style:text-properties officeooo:rsid="001057e3" officeooo:paragraph-rsid="0025a2bc"/>
    </style:style>
    <style:style style:name="P22" style:family="paragraph" style:parent-style-name="Text_20_body">
      <style:text-properties officeooo:rsid="001057e3" officeooo:paragraph-rsid="002b57d2"/>
    </style:style>
    <style:style style:name="P23" style:family="paragraph" style:parent-style-name="Text_20_body">
      <style:text-properties officeooo:paragraph-rsid="001c431a"/>
    </style:style>
    <style:style style:name="P24" style:family="paragraph" style:parent-style-name="Text_20_body">
      <style:text-properties officeooo:paragraph-rsid="0025a2bc"/>
    </style:style>
    <style:style style:name="P25" style:family="paragraph" style:parent-style-name="Text_20_body">
      <style:text-properties officeooo:paragraph-rsid="002b57d2"/>
    </style:style>
    <style:style style:name="P26" style:family="paragraph" style:parent-style-name="Text_20_body">
      <style:text-properties officeooo:rsid="00181505" officeooo:paragraph-rsid="00181505"/>
    </style:style>
    <style:style style:name="P27" style:family="paragraph" style:parent-style-name="Text_20_body">
      <style:text-properties officeooo:rsid="00181505" officeooo:paragraph-rsid="0025a2bc"/>
    </style:style>
    <style:style style:name="P28" style:family="paragraph" style:parent-style-name="Text_20_body">
      <style:text-properties officeooo:rsid="00181505" officeooo:paragraph-rsid="00191b8a"/>
    </style:style>
    <style:style style:name="P29" style:family="paragraph" style:parent-style-name="Text_20_body">
      <style:text-properties officeooo:rsid="00181505" officeooo:paragraph-rsid="001e1d47"/>
    </style:style>
    <style:style style:name="P30" style:family="paragraph" style:parent-style-name="Text_20_body">
      <style:text-properties officeooo:rsid="00181505" officeooo:paragraph-rsid="001c431a"/>
    </style:style>
    <style:style style:name="P31" style:family="paragraph" style:parent-style-name="Text_20_body">
      <style:text-properties officeooo:rsid="001a5d1e" officeooo:paragraph-rsid="001a5d1e"/>
    </style:style>
    <style:style style:name="P32" style:family="paragraph" style:parent-style-name="Text_20_body">
      <style:text-properties officeooo:rsid="001a5d1e" officeooo:paragraph-rsid="001c431a"/>
    </style:style>
    <style:style style:name="P33" style:family="paragraph" style:parent-style-name="Text_20_body">
      <style:text-properties officeooo:rsid="001a5d1e" officeooo:paragraph-rsid="0031eb91"/>
    </style:style>
    <style:style style:name="P34" style:family="paragraph" style:parent-style-name="Text_20_body">
      <style:text-properties officeooo:rsid="001e1d47" officeooo:paragraph-rsid="001e1d47"/>
    </style:style>
    <style:style style:name="P35" style:family="paragraph" style:parent-style-name="Text_20_body">
      <style:text-properties officeooo:rsid="001e1d47" officeooo:paragraph-rsid="001f14ff"/>
    </style:style>
    <style:style style:name="P36" style:family="paragraph" style:parent-style-name="Text_20_body">
      <style:text-properties officeooo:rsid="0022f49a"/>
    </style:style>
    <style:style style:name="P37" style:family="paragraph" style:parent-style-name="Text_20_body">
      <style:text-properties officeooo:rsid="0022f49a" officeooo:paragraph-rsid="0022f49a"/>
    </style:style>
    <style:style style:name="P38" style:family="paragraph" style:parent-style-name="Text_20_body">
      <style:text-properties officeooo:rsid="0022f49a" officeooo:paragraph-rsid="002426bb"/>
    </style:style>
    <style:style style:name="P39" style:family="paragraph" style:parent-style-name="Standard">
      <style:paragraph-properties fo:text-align="end" style:justify-single-word="false"/>
      <style:text-properties officeooo:paragraph-rsid="0027986a"/>
    </style:style>
    <style:style style:name="P40" style:family="paragraph" style:parent-style-name="Standard">
      <style:paragraph-properties fo:text-align="end" style:justify-single-word="false" style:vertical-align="bottom"/>
      <style:text-properties officeooo:paragraph-rsid="0027986a"/>
    </style:style>
    <style:style style:name="P41" style:family="paragraph" style:parent-style-name="Text_20_body">
      <style:paragraph-properties fo:margin-top="0cm" fo:margin-bottom="0.101cm"/>
      <style:text-properties officeooo:rsid="00191b8a" officeooo:paragraph-rsid="002b57d2"/>
    </style:style>
    <style:style style:name="P42" style:family="paragraph" style:parent-style-name="Text_20_body">
      <style:paragraph-properties fo:margin-top="0cm" fo:margin-bottom="0.101cm"/>
      <style:text-properties fo:font-weight="normal" officeooo:rsid="000ea25e" officeooo:paragraph-rsid="002b57d2" style:font-weight-asian="normal" style:font-weight-complex="normal"/>
    </style:style>
    <style:style style:name="P43" style:family="paragraph" style:parent-style-name="Text_20_body">
      <style:text-properties officeooo:rsid="000ea25e" officeooo:paragraph-rsid="0022f49a"/>
    </style:style>
    <style:style style:name="P44" style:family="paragraph" style:parent-style-name="Text_20_body">
      <style:paragraph-properties fo:padding="0cm" fo:border-left="none" fo:border-right="0.018cm solid #000000" fo:border-top="none" fo:border-bottom="none" style:shadow="none"/>
      <style:text-properties officeooo:rsid="000d7e50" officeooo:paragraph-rsid="00336324"/>
    </style:style>
    <style:style style:name="P45" style:family="paragraph" style:parent-style-name="Text_20_body">
      <style:paragraph-properties fo:margin-top="0cm" fo:margin-bottom="0.101cm"/>
      <style:text-properties officeooo:rsid="001057e3" officeooo:paragraph-rsid="002b57d2"/>
    </style:style>
    <style:style style:name="P46" style:family="paragraph" style:parent-style-name="Text_20_body">
      <style:paragraph-properties fo:margin-top="0cm" fo:margin-bottom="0.101cm"/>
      <style:text-properties officeooo:rsid="001057e3" officeooo:paragraph-rsid="003542da"/>
    </style:style>
    <style:style style:name="P47" style:family="paragraph" style:parent-style-name="Text_20_body">
      <style:paragraph-properties fo:margin-top="0cm" fo:margin-bottom="0.101cm"/>
      <style:text-properties style:text-line-through-style="solid" officeooo:rsid="001057e3" officeooo:paragraph-rsid="002b57d2"/>
    </style:style>
    <style:style style:name="P48" style:family="paragraph" style:parent-style-name="Text_20_body">
      <style:paragraph-properties fo:margin-top="0cm" fo:margin-bottom="0.101cm" fo:text-align="start" style:justify-single-word="false" style:vertical-align="bottom"/>
      <style:text-properties style:text-line-through-style="solid" officeooo:rsid="001057e3" officeooo:paragraph-rsid="003542da"/>
    </style:style>
    <style:style style:name="P49" style:family="paragraph" style:parent-style-name="Text_20_body">
      <style:paragraph-properties fo:margin-top="0cm" fo:margin-bottom="0.101cm" fo:padding="0cm" fo:border-left="none" fo:border-right="0.018cm solid #000000" fo:border-top="none" fo:border-bottom="none" style:shadow="none"/>
      <style:text-properties officeooo:rsid="001057e3" officeooo:paragraph-rsid="003542da"/>
    </style:style>
    <style:style style:name="P50" style:family="paragraph" style:parent-style-name="Heading_20_1">
      <style:text-properties officeooo:rsid="000d7e50" officeooo:paragraph-rsid="000d7e50"/>
    </style:style>
    <style:style style:name="P51" style:family="paragraph" style:parent-style-name="Heading_20_1">
      <style:text-properties officeooo:paragraph-rsid="002b57d2"/>
    </style:style>
    <style:style style:name="P52" style:family="paragraph" style:parent-style-name="Heading_20_1">
      <style:text-properties officeooo:rsid="00191b8a" officeooo:paragraph-rsid="001e1d47"/>
    </style:style>
    <style:style style:name="P53" style:family="paragraph" style:parent-style-name="Heading_20_1">
      <style:text-properties officeooo:rsid="00191b8a" officeooo:paragraph-rsid="00191b8a"/>
    </style:style>
    <style:style style:name="P54" style:family="paragraph" style:parent-style-name="Heading_20_1">
      <style:text-properties officeooo:rsid="001a5d1e" officeooo:paragraph-rsid="001a5d1e"/>
    </style:style>
    <style:style style:name="P55" style:family="paragraph" style:parent-style-name="Heading_20_1">
      <style:text-properties officeooo:rsid="001e1d47"/>
    </style:style>
    <style:style style:name="P56" style:family="paragraph" style:parent-style-name="Heading_20_1">
      <style:text-properties officeooo:rsid="001e1d47" officeooo:paragraph-rsid="002b57d2"/>
    </style:style>
    <style:style style:name="P57" style:family="paragraph" style:parent-style-name="Heading_20_1">
      <style:text-properties officeooo:paragraph-rsid="001e1d47"/>
    </style:style>
    <style:style style:name="P58" style:family="paragraph" style:parent-style-name="Heading_20_1">
      <style:text-properties officeooo:rsid="001c431a"/>
    </style:style>
    <style:style style:name="P59" style:family="paragraph" style:parent-style-name="Heading_20_1">
      <style:text-properties officeooo:rsid="0020668b" officeooo:paragraph-rsid="0020668b"/>
    </style:style>
    <style:style style:name="P60" style:family="paragraph" style:parent-style-name="Heading_20_1">
      <style:text-properties officeooo:rsid="0022f49a"/>
    </style:style>
    <style:style style:name="P61" style:family="paragraph" style:parent-style-name="Heading_20_1">
      <style:text-properties officeooo:rsid="000ea25e" officeooo:paragraph-rsid="0025a2bc"/>
    </style:style>
    <style:style style:name="P62" style:family="paragraph" style:parent-style-name="Heading_20_1">
      <style:text-properties officeooo:rsid="001057e3" officeooo:paragraph-rsid="0025a2bc"/>
    </style:style>
    <style:style style:name="P63" style:family="paragraph" style:parent-style-name="Heading_20_1">
      <style:text-properties officeooo:rsid="002b57d2" officeooo:paragraph-rsid="002b57d2"/>
    </style:style>
    <style:style style:name="P64" style:family="paragraph" style:parent-style-name="Heading_20_1">
      <style:paragraph-properties fo:margin-top="0cm" fo:margin-bottom="0.101cm"/>
      <style:text-properties officeooo:rsid="000d7e50" officeooo:paragraph-rsid="001057e3"/>
    </style:style>
    <style:style style:name="P65" style:family="paragraph" style:parent-style-name="Heading_20_1">
      <style:paragraph-properties fo:margin-top="0cm" fo:margin-bottom="0.101cm" fo:break-before="column"/>
      <style:text-properties officeooo:rsid="000ea25e" officeooo:paragraph-rsid="00191b8a"/>
    </style:style>
    <style:style style:name="P66" style:family="paragraph" style:parent-style-name="Heading_20_1">
      <style:paragraph-properties fo:margin-top="0cm" fo:margin-bottom="0.101cm" fo:break-before="column"/>
      <style:text-properties officeooo:rsid="000ea25e" officeooo:paragraph-rsid="0022f49a"/>
    </style:style>
    <style:style style:name="P67" style:family="paragraph" style:parent-style-name="Heading_20_1" style:master-page-name="">
      <style:paragraph-properties fo:margin-top="0cm" fo:margin-bottom="0.101cm" style:page-number="auto" fo:break-before="column"/>
      <style:text-properties officeooo:rsid="000ea25e" officeooo:paragraph-rsid="0025a2bc"/>
    </style:style>
    <style:style style:name="P68" style:family="paragraph" style:parent-style-name="Heading_20_1">
      <style:paragraph-properties style:shadow="none" fo:keep-with-next="always" style:vertical-align="bottom"/>
      <style:text-properties officeooo:rsid="001057e3" officeooo:paragraph-rsid="003542da" style:font-name-asian="DejaVu Sans" style:font-name-complex="Lohit Hindi"/>
    </style:style>
    <style:style style:name="T1" style:family="text">
      <style:text-properties officeooo:rsid="000d7e50"/>
    </style:style>
    <style:style style:name="T2" style:family="text">
      <style:text-properties officeooo:rsid="000ea25e"/>
    </style:style>
    <style:style style:name="T3" style:family="text">
      <style:text-properties officeooo:rsid="001057e3"/>
    </style:style>
    <style:style style:name="T4" style:family="text">
      <style:text-properties officeooo:rsid="00116893"/>
    </style:style>
    <style:style style:name="T5" style:family="text">
      <style:text-properties officeooo:rsid="00181505"/>
    </style:style>
    <style:style style:name="T6" style:family="text">
      <style:text-properties officeooo:rsid="00191b8a"/>
    </style:style>
    <style:style style:name="T7" style:family="text">
      <style:text-properties officeooo:rsid="0019830f"/>
    </style:style>
    <style:style style:name="T8" style:family="text">
      <style:text-properties officeooo:rsid="001a5d1e"/>
    </style:style>
    <style:style style:name="T9" style:family="text">
      <style:text-properties officeooo:rsid="001c431a"/>
    </style:style>
    <style:style style:name="T10" style:family="text">
      <style:text-properties officeooo:rsid="001e1d47"/>
    </style:style>
    <style:style style:name="T11" style:family="text">
      <style:text-properties officeooo:rsid="001f14ff"/>
    </style:style>
    <style:style style:name="T12" style:family="text">
      <style:text-properties officeooo:rsid="0020668b"/>
    </style:style>
    <style:style style:name="T13" style:family="text">
      <style:text-properties officeooo:rsid="0022f49a"/>
    </style:style>
    <style:style style:name="T14" style:family="text">
      <style:text-properties officeooo:rsid="002426bb"/>
    </style:style>
    <style:style style:name="T15" style:family="text">
      <style:text-properties officeooo:rsid="0025a2bc"/>
    </style:style>
    <style:style style:name="T16" style:family="text">
      <style:text-properties officeooo:rsid="0029a663"/>
    </style:style>
    <style:style style:name="T17" style:family="text">
      <style:text-properties officeooo:rsid="002b57d2"/>
    </style:style>
    <style:style style:name="T18" style:family="text">
      <style:text-properties officeooo:rsid="0030ed27"/>
    </style:style>
    <style:style style:name="T19" style:family="text">
      <style:text-properties officeooo:rsid="003173e4"/>
    </style:style>
    <style:style style:name="T20" style:family="text">
      <style:text-properties officeooo:rsid="0031eb91"/>
    </style:style>
    <style:style style:name="T21" style:family="text">
      <style:text-properties officeooo:rsid="00336324"/>
    </style:style>
    <style:style style:name="T22" style:family="text">
      <style:text-properties officeooo:rsid="003542da"/>
    </style:style>
    <style:style style:name="fr1" style:family="graphic" style:parent-style-name="Frame">
      <style:graphic-properties fo:margin-left="0cm" fo:margin-right="0cm" fo:margin-top="0.499cm" fo:margin-bottom="0cm" style:wrap="none" style:vertical-pos="from-top" style:vertical-rel="page" style:horizontal-pos="from-left" style:horizontal-rel="page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  <style:style style:name="Sect1" style:family="section">
      <style:section-properties text:dont-balance-text-columns="false" style:editable="false">
        <style:columns fo:column-count="1" fo:column-gap="0cm">
          <style:column-sep style:width="0.002cm" style:color="#000000" style:height="100%"/>
        </style:columns>
      </style:section-properties>
    </style:style>
    <number:date-style style:name="N116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minutes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rame1" text:anchor-type="page" text:anchor-page-number="2" svg:x="20.036cm" svg:y="15.459cm" fo:min-width="8.964cm" draw:z-index="0">
        <draw:text-box fo:min-height="4.86cm">
          <text:h text:style-name="P68" text:outline-level="1"><text:span text:style-name="T22">Conventions</text:span></text:h>
          <text:p text:style-name="P49"><text:span text:style-name="T22">Additions since the last release are marked with a vertical bar</text:span></text:p>
          <text:p text:style-name="P48"><text:span text:style-name="T22">Deletions since the last release are struck through</text:span></text:p>
          <text:p text:style-name="P48"><text:span text:style-name="T22"/></text:p>
          <text:p text:style-name="P40"><text:span text:style-name="T4">Version: </text:span><text:span text:style-name="T4"><text:modification-date style:data-style-name="N116">2011-06-19 1754</text:modification-date></text:span><text:span text:style-name="T4"><text:line-break/>Author: Michael Pellaton<text:line-break/></text:span></text:p>
          <text:p text:style-name="P39"><text:span text:style-name="T4">Copyright © 2011 </text:span><text:span text:style-name="T18">by </text:span><text:span text:style-name="T4">Netcetera, Zürich.<text:line-break/>Released under EPL v1.0 <text:line-break/></text:span><text:span text:style-name="T3">http://www.eclipse.org/legal/epl-v10.htm</text:span><text:span text:style-name="T16">l</text:span></text:p>
        </draw:text-box>
      </draw:frame>
      <text:section text:style-name="Sect1" text:name="Section1">
        <text:h text:style-name="P64" text:outline-level="1">File</text:h>
        <text:p text:style-name="P4">New<text:tab/>Ctrl+N<text:tab/>Windows</text:p>
        <text:p text:style-name="P4">New <text:span text:style-name="T20">M</text:span>enu<text:tab/>Shift+Alt+N<text:tab/>Windows</text:p>
        <text:p text:style-name="P2">Close<text:tab/>Ctrl+W<text:tab/>Windows</text:p>
        <text:p text:style-name="P2">Close All<text:tab/>Shift+Ctrl+W<text:tab/>Windows</text:p>
        <text:p text:style-name="P4">Save<text:tab/>Ctrl+S<text:tab/>Windows</text:p>
        <text:p text:style-name="P4">Save All<text:tab/>Shift+Ctrl+S<text:tab/>Windows</text:p>
        <text:p text:style-name="P4">Rename<text:tab/>F2<text:tab/>Windows</text:p>
        <text:p text:style-name="P4">Refresh<text:tab/>F5<text:tab/>Windows</text:p>
        <text:p text:style-name="P2">Print<text:tab/>Ctrl+P<text:tab/>Windows</text:p>
        <text:p text:style-name="Text_20_body">Properties<text:tab/>Alt+Enter<text:tab/>Windows</text:p>
        <text:h text:style-name="P50" text:outline-level="1">Edit</text:h>
        <text:p text:style-name="P18">Undo<text:tab/>Ctrl+Z<text:tab/>Dialogs, Windows</text:p>
        <text:p text:style-name="P18">Redo<text:tab/>Ctrl+Y<text:tab/>Dialogs, Windows</text:p>
        <text:p text:style-name="P18">Cut<text:tab/>Ctrl+X<text:tab/>Dialogs, Windows</text:p>
        <text:p text:style-name="P18">Copy<text:tab/>Ctrl+C<text:tab/>Dialogs, Windows</text:p>
        <text:p text:style-name="P18">Paste<text:tab/>Ctrl+V<text:tab/>Dialogs, Windows</text:p>
        <text:p text:style-name="P18">Delete<text:tab/>Delete<text:tab/>Windows</text:p>
        <text:p text:style-name="P18">Select All<text:tab/>Ctrl+A<text:tab/>Dialogs, Windows</text:p>
        <text:p text:style-name="P18">Find and Replace<text:tab/>Ctrl+F<text:tab/>Windows</text:p>
        <text:p text:style-name="P18">Find Next<text:tab/>Ctrl+K<text:tab/>Editing Text</text:p>
        <text:p text:style-name="P18">Find Previous<text:tab/>Shift+Ctrl+K<text:tab/>Editing Text</text:p>
        <text:p text:style-name="P19">Incremental Find<text:tab/>Ctrl+J<text:tab/>Editing Text</text:p>
        <text:p text:style-name="P19"><text:span text:style-name="T20">Reverse </text:span>Incremental Find<text:tab/>Shift+Ctrl+J<text:tab/>Editing Text</text:p>
        <text:p text:style-name="P26">Toggle Smart Insert Mode<text:tab/>Shift+Ctrl+Insert<text:tab/>Editing Text</text:p>
        <text:p text:style-name="P26">Show Tooltip Description<text:tab/>F2<text:tab/>Editing Text</text:p>
        <text:p text:style-name="P17">Content Assist<text:tab/>Ctrl+Space<text:tab/>Dialogs, Windows<text:line-break/>Context Information<text:tab/>Shift+Ctrl+Space<text:tab/>Dialogs, Windows</text:p>
        <text:p text:style-name="P26">Word Completion<text:tab/>Alt+/<text:tab/>Editing Text</text:p>
        <text:p text:style-name="P19">Quick Fix<text:tab/>Ctrl+1<text:tab/>Dialogs, Windows</text:p>
        <text:p text:style-name="P17">Quick Diff Toggle<text:tab/>Shift+Ctrl+Q<text:tab/>Editing Text</text:p>
        <text:p text:style-name="P17">Toggle Block Sel<text:span text:style-name="T20">ection</text:span><text:tab/>Shift+Alt+A<text:tab/>Editing Text</text:p>
        <text:h text:style-name="P51" text:outline-level="1">Search</text:h>
        <text:p text:style-name="P16"><text:span text:style-name="T7">Open Search Dialog</text:span><text:tab/>Ctrl+H<text:tab/>Windows</text:p>
        <text:p text:style-name="P16"><text:span text:style-name="T7">Search </text:span>Text in W<text:span text:style-name="T7">orkspace</text:span><text:tab/>Ctrl+Alt+G<text:tab/>Windows</text:p>
        <text:p text:style-name="P16"><text:span text:style-name="T7">Search </text:span>References in W<text:span text:style-name="T20">s</text:span><text:tab/>Shift+Ctrl+G<text:tab/>Windows</text:p>
        <text:p text:style-name="P16"><text:span text:style-name="T7">Search </text:span>Declaration in W<text:span text:style-name="T20">s</text:span><text:tab/>Ctrl+G<text:tab/>Windows</text:p>
        <text:p text:style-name="P16"><text:span text:style-name="T7">Search </text:span><text:span text:style-name="T6">Occurrences </text:span><text:span text:style-name="T7">in File</text:span><text:span text:style-name="T6"><text:tab/>Shift+Ctrl+U<text:tab/>Windows</text:span></text:p>
        <text:h text:style-name="P65" text:outline-level="1">Text Editing<text:span text:style-name="T6"> – Navigation</text:span></text:h>
        <text:p text:style-name="P5"><text:span text:style-name="T6">Cursor</text:span><text:span text:style-name="T5"> to </text:span>Text Start<text:tab/>Ctrl+Home<text:tab/>Editing Text</text:p>
        <text:p text:style-name="P6"><text:span text:style-name="T6">Cursor</text:span><text:span text:style-name="T5"> to Text End<text:tab/>Ctrl+End<text:tab/>Editing Text</text:span></text:p>
        <text:p text:style-name="P6"><text:span text:style-name="T6">Cursor</text:span><text:span text:style-name="T5"> to </text:span>Line Start<text:tab/>Home<text:tab/>Editing Text</text:p>
        <text:p text:style-name="P6"><text:span text:style-name="T6">Cursor</text:span><text:span text:style-name="T5"> to Line End<text:tab/>End<text:tab/>Editing Text</text:span></text:p>
        <text:p text:style-name="P6"><text:span text:style-name="T6">Cursor</text:span><text:span text:style-name="T5"> to Previous Word<text:tab/>Ctrl+Left<text:tab/>Editing Text</text:span></text:p>
        <text:p text:style-name="P6"><text:span text:style-name="T6">Cursor</text:span><text:span text:style-name="T5"> </text:span><text:span text:style-name="T6">t</text:span><text:span text:style-name="T5">o Next Word<text:tab/>Ctrl+Right<text:tab/>Editing Text</text:span></text:p>
        <text:p text:style-name="P27">Go to Line<text:tab/>Ctrl+L<text:tab/>Editing Text</text:p>
        <text:p text:style-name="P6">Scroll <text:span text:style-name="T6">one </text:span>Line Up<text:tab/>Ctrl+Up<text:tab/>Editing Text</text:p>
        <text:p text:style-name="P6"><text:span text:style-name="T5">Scroll </text:span><text:span text:style-name="T6">one </text:span><text:span text:style-name="T5">Line Down<text:tab/>Ctrl+Down<text:tab/>Editing Text</text:span></text:p>
        <text:p text:style-name="P6">Toggle Folding<text:tab/>Ctrl+Num_/<text:tab/>Editing Text</text:p>
        <text:p text:style-name="P6">Collapse<text:tab/>Ctrl+Num_-<text:tab/>Editing Text</text:p>
        <text:p text:style-name="P6">Collapse All<text:tab/>Shift+Ctrl+Num_/<text:tab/>Editing Text</text:p>
        <text:p text:style-name="P6">Expand<text:tab/>Ctrl+Num_+<text:tab/>Editing Text</text:p>
        <text:p text:style-name="P28">Expand All<text:tab/>Ctrl+Num_*<text:tab/>Editing Text</text:p>
        <text:p text:style-name="P6"><text:span text:style-name="T5">Reset </text:span><text:span text:style-name="T6">Folding </text:span><text:span text:style-name="T5">Structure<text:tab/>Shift+Ctrl+Num_*<text:tab/>Editing Text</text:span></text:p>
        <text:p text:style-name="P21"><text:span text:style-name="T5">Show Ruler Cont</text:span><text:span text:style-name="T15">ext</text:span><text:span text:style-name="T5"> Menu<text:tab/>Ctrl+F10<text:tab/>Editing Text</text:span></text:p>
        <text:h text:style-name="P52" text:outline-level="1">Text Editing – Selection</text:h>
        <text:p text:style-name="P9">Select <text:span text:style-name="T6">to </text:span>Line Start<text:tab/>Shift+Home<text:tab/>Editing Text</text:p>
        <text:p text:style-name="P9">Select <text:span text:style-name="T6">to </text:span>Line End<text:tab/>Shift+End<text:tab/>Editing Text</text:p>
        <text:p text:style-name="P9">Select Previous Word<text:tab/>Shift+Ctrl+Left<text:tab/>Editing Text</text:p>
        <text:p text:style-name="P29">Select Next Word<text:tab/>Shift+Ctrl+Right<text:tab/>Editing Text</text:p>
        <text:h text:style-name="P53" text:outline-level="1">Text Editing – Modification</text:h>
        <text:p text:style-name="P6">Insert Line Above <text:tab/>Shift+Ctrl+Enter<text:tab/>Editing Text</text:p>
        <text:p text:style-name="P28">Insert Line Below <text:tab/>Shift+Enter<text:tab/>Editing Text</text:p>
        <text:p text:style-name="P5"><text:span text:style-name="T5">Copy Lines Up</text:span><text:tab/>Ctrl+Alt+Up<text:tab/>Editing Text</text:p>
        <text:p text:style-name="P2">Copy Lines <text:span text:style-name="T5">Down</text:span><text:tab/>Ctrl+Alt+Down<text:tab/>Editing Text</text:p>
        <text:p text:style-name="P6">Move Lines Up<text:tab/>Alt+Up<text:tab/>Editing Text</text:p>
        <text:p text:style-name="P6">Move Lines Down<text:tab/>Alt+Down<text:tab/>Editing Text</text:p>
        <text:p text:style-name="P2">Delete Line<text:tab/>Ctrl+D<text:tab/>Editing Text</text:p>
        <text:p text:style-name="P5">Delete Previous Word<text:tab/>Ctrl+Backspace<text:tab/>Editing Text</text:p>
        <text:p text:style-name="P2">Delete Next Word<text:tab/>Ctrl+Delete<text:tab/>Editing Text</text:p>
        <text:p text:style-name="P2">Delete to End of Line<text:tab/>Shift+Ctrl+Delete<text:tab/>Editing Text</text:p>
        <text:p text:style-name="P2">Join Lines<text:tab/>Ctrl+Alt+J<text:tab/>Editing Text</text:p>
        <text:p text:style-name="P2"><text:span text:style-name="T5">Convert t</text:span>o Lower Case<text:tab/>Shift+Ctrl+Y<text:tab/>Editing Text</text:p>
        <text:p text:style-name="P2"><text:span text:style-name="T5">Convert t</text:span>o Upper Case<text:tab/>Shift+Ctrl+X<text:tab/>Editing Text</text:p>
        <text:p text:style-name="P2">Toggle Overwrite<text:tab/>Insert<text:tab/>Editing Text</text:p>
        <text:h text:style-name="P54" text:outline-level="1">Source Editing</text:h>
        <text:p text:style-name="P7">Show Source Menu<text:tab/>Shift+Alt+S<text:tab/>In Windows</text:p>
        <text:p text:style-name="P7">Toggle Comment<text:tab/>Ctrl+/<text:tab/>Editing S<text:span text:style-name="T8">ource</text:span></text:p>
        <text:p text:style-name="P7">Toggle Comment<text:tab/>Ctrl+7<text:tab/>Editing <text:span text:style-name="T8">Source</text:span></text:p>
        <text:p text:style-name="P31">Toggle Comment<text:tab/>Shift+Ctrl+C<text:tab/>Editing Source</text:p>
        <text:p text:style-name="P33">Toggle Mark <text:span text:style-name="T5">Occurrence</text:span><text:span text:style-name="T20">s</text:span><text:tab/>Shift+Alt+O<text:tab/>Editing Source</text:p>
        <text:p text:style-name="P7">Format<text:tab/>Shift+Ctrl+F<text:tab/>Editing <text:span text:style-name="T8">Source</text:span></text:p>
        <text:h text:style-name="P56" text:outline-level="1">Java Editing – Navigation</text:h>
        <text:p text:style-name="P34">Go to Previous Member<text:tab/>Shift+Ctrl+Up<text:tab/>Editing Java Src</text:p>
        <text:p text:style-name="P9">Go to Next Member<text:tab/>Shift+Ctrl+Down<text:tab/>Editing Java Src</text:p>
        <text:p text:style-name="P9">Go to Matching Br<text:span text:style-name="T10">acket</text:span><text:tab/>Shift+Ctrl+P<text:tab/>Editing Java Src</text:p>
        <text:p text:style-name="P35">Open Declaration<text:tab/>F3<text:tab/>Windows</text:p>
        <text:p text:style-name="P35">Open Type Hierarchy<text:tab/>F4<text:tab/>Windows</text:p>
        <text:p text:style-name="P35">Open Call Hierarchy<text:tab/>Ctrl+Alt+H<text:tab/>Windows</text:p>
        <text:p text:style-name="P10"><text:span text:style-name="T10">Open Att</text:span><text:span text:style-name="T11">ached</text:span><text:span text:style-name="T10"> Javadoc<text:tab/>Shift+F2<text:tab/>Windows</text:span></text:p>
        <text:p text:style-name="P9">Open Structure<text:tab/>Ctrl+F3<text:tab/>Editing Java Src</text:p>
        <text:p text:style-name="P9">Quick Hierarchy<text:tab/>Ctrl+T<text:tab/>Editing Java Src</text:p>
        <text:p text:style-name="P34">Quick Outline<text:tab/>Ctrl+O<text:tab/>Editing Java Src</text:p>
        <text:p text:style-name="P34">Show In Breadcrumb<text:tab/>Shift+Alt+B<text:tab/>Editing Java Src</text:p>
        <text:h text:style-name="P57" text:outline-level="1"><text:span text:style-name="T10">Java </text:span><text:span text:style-name="T5">Editing –</text:span><text:span text:style-name="T8"> </text:span><text:span text:style-name="T10">Selection</text:span></text:h>
        <text:p text:style-name="P23"><text:span text:style-name="T1">Select Encl</text:span><text:span text:style-name="T5">osing</text:span><text:span text:style-name="T1"> Element<text:tab/>Shift+Alt+Up<text:tab/>Editing Java Src</text:span></text:p>
        <text:p text:style-name="P20">Select Prev<text:span text:style-name="T5">ious</text:span> Element<text:tab/>Shift+Alt+Left<text:tab/>Editing Java Src</text:p>
        <text:p text:style-name="P32">Select Next Element<text:tab/>Shift+Alt+Right<text:tab/>Editing Java Src</text:p>
        <text:p text:style-name="P20"><text:span text:style-name="T5">Restore Last </text:span><text:span text:style-name="T2">Sel</text:span><text:span text:style-name="T5">ection<text:tab/>Shift+Alt+Down<text:tab/>Editing Java Src</text:span></text:p>
        <text:p text:style-name="P29">Show Parameter Hints<text:tab/>Shift+Ctrl+Space<text:tab/>Editing Java Src</text:p>
        <text:h text:style-name="P55" text:outline-level="1">Java Editing – Modification</text:h>
        <text:p text:style-name="P32">Add Block Comment<text:tab/>Shift+Ctrl+/<text:tab/>Editing Java Src</text:p>
        <text:p text:style-name="P8"><text:span text:style-name="T8">Remove Block Comm</text:span><text:span text:style-name="T9">ent</text:span><text:span text:style-name="T8"><text:tab/>Shift+Ctrl+\<text:tab/>Editing Java Src</text:span></text:p>
        <text:p text:style-name="P8"><text:span text:style-name="T9">Add</text:span><text:span text:style-name="T8"> Javadoc Comm</text:span><text:span text:style-name="T9">ent</text:span><text:span text:style-name="T8"><text:tab/>Shift+Alt+J<text:tab/></text:span><text:span text:style-name="T9">Editing Java Src</text:span></text:p>
        <text:p text:style-name="P32">Correct Indentation<text:tab/>Ctrl+I<text:tab/>Editing Java Src</text:p>
        <text:p text:style-name="P8">Add Import<text:tab/>Shift+Ctrl+M<text:tab/>Editing Java Src</text:p>
        <text:p text:style-name="P32">Organize Imports<text:tab/>Shift+Ctrl+O<text:tab/>In Windows</text:p>
        <text:p text:style-name="P31">Surround With Menu<text:tab/>Shift+Alt+Z<text:tab/>In Windows</text:p>
        <text:p text:style-name="P30">Remove Occurrence<text:tab/>Shift+Alt+U<text:tab/>Editing Java Src</text:p>
        <text:h text:style-name="P58" text:outline-level="1">Java Quick Assist</text:h>
        <text:p text:style-name="P12">Assign to <text:span text:style-name="T12">L</text:span>oc<text:span text:style-name="T12">al</text:span> <text:span text:style-name="T12">V</text:span>ar<text:span text:style-name="T12">iable</text:span><text:tab/>Ctrl+2 L<text:tab/>Editing Java <text:span text:style-name="T19">Src</text:span></text:p>
        <text:p text:style-name="P7">Assign to <text:span text:style-name="T12">F</text:span>ield<text:tab/>Ctrl+2 F<text:tab/>Editing Java Src</text:p>
        <text:p text:style-name="P7">Rename in <text:span text:style-name="T12">F</text:span>ile<text:tab/>Ctrl+2 R<text:tab/>Editing Java Src</text:p>
        <text:h text:style-name="P59" text:outline-level="1">Java Refactoring</text:h>
        <text:p text:style-name="P11">Show Refactor Menu<text:tab/>Shift+Alt+T<text:tab/>Windows</text:p>
        <text:p text:style-name="P11">Rename <text:tab/>Shift+Alt+R<text:tab/>Windows</text:p>
        <text:p text:style-name="P11">Move <text:tab/>Shift+Alt+V<text:tab/>Windows</text:p>
        <text:p text:style-name="P2">Change Method Sig<text:span text:style-name="T12">nature</text:span><text:tab/>Shift+Alt+C<text:tab/>Windows</text:p>
        <text:p text:style-name="P11">Extract Method<text:tab/>Shift+Alt+M<text:tab/>Windows</text:p>
        <text:p text:style-name="P2">Extract Local Variable<text:tab/>Shift+Alt+L<text:tab/>Windows</text:p>
        <text:p text:style-name="P2">Inline<text:tab/>Shift+Alt+I<text:tab/>Windows</text:p>
        <text:h text:style-name="P51" text:outline-level="1"><text:span text:style-name="T17">Java </text:span>Project</text:h>
        <text:p text:style-name="P41">Build All<text:tab/>Ctrl+B<text:tab/>Windows</text:p>
        <text:h text:style-name="P66" text:outline-level="1"><text:soft-page-break/>Run</text:h>
        <text:p text:style-name="P13">Run Last Launched<text:tab/>Ctrl+F11<text:tab/>Windows</text:p>
        <text:p text:style-name="P13">Run Ant Build<text:tab/>Shift+Alt+X Q<text:tab/>Windows</text:p>
        <text:p text:style-name="P13">Run Eclipse <text:span text:style-name="T20">Application</text:span><text:tab/>Shift+Alt+X E<text:tab/>Windows</text:p>
        <text:p text:style-name="P13">Run Java Applet<text:tab/>Shift+Alt+X A<text:tab/>Windows</text:p>
        <text:p text:style-name="P13">Run Java Application<text:tab/>Shift+Alt+X J<text:tab/>Windows</text:p>
        <text:p text:style-name="P13">Run JUnit Plug-in Test<text:tab/>Shift+Alt+X P<text:tab/>Windows</text:p>
        <text:p text:style-name="P13">Run JUnit Test<text:tab/>Shift+Alt+X T<text:tab/>Windows</text:p>
        <text:p text:style-name="Text_20_body">Run OSGi Framework<text:tab/>Shift+Alt+X O<text:tab/>Windows</text:p>
        <text:h text:style-name="P60" text:outline-level="1">Debug</text:h>
        <text:p text:style-name="P13">Debug Ant Build<text:tab/>Shift+Alt+D Q<text:tab/>Windows</text:p>
        <text:p text:style-name="P13">Debug Eclipse App<text:span text:style-name="T13">lication</text:span><text:tab/>Shift+Alt+D E<text:tab/>Windows</text:p>
        <text:p text:style-name="P13">Debug Java Applet<text:tab/>Shift+Alt+D A<text:tab/>Windows</text:p>
        <text:p text:style-name="P13">Debug Java App<text:span text:style-name="T13">lication</text:span><text:tab/>Shift+Alt+D J<text:tab/>Windows</text:p>
        <text:p text:style-name="P13">Debug <text:span text:style-name="T13">JUnit </text:span>Plug-in Test<text:tab/>Shift+Alt+D P<text:tab/>Windows</text:p>
        <text:p text:style-name="P13">Debug JUnit Test<text:tab/>Shift+Alt+D T<text:tab/>Windows</text:p>
        <text:p text:style-name="P37">Debug OSGi Framework<text:tab/>Shift+Alt+D O<text:tab/>Windows</text:p>
        <text:h text:style-name="P60" text:outline-level="1">Debugging</text:h>
        <text:p text:style-name="P38">Toggle Breakpoint<text:tab/>Shift+Ctrl+B<text:tab/>Windows</text:p>
        <text:p text:style-name="P38">Resume<text:tab/>F8<text:tab/>Debugging</text:p>
        <text:p text:style-name="P38">Terminate<text:tab/>Ctrl+F2<text:tab/>Debugging</text:p>
        <text:p text:style-name="P38">Step Into<text:tab/>F5<text:tab/>Debugging</text:p>
        <text:p text:style-name="P38">Step Into Selection<text:tab/>Ctrl+F5<text:tab/>Debugging</text:p>
        <text:p text:style-name="Text_20_body">Step Over<text:tab/>F6<text:tab/>Debugging</text:p>
        <text:p text:style-name="P36">Step Return<text:tab/>F7<text:tab/>Debugging</text:p>
        <text:p text:style-name="P38">Force Return<text:tab/>Shift+Alt+F<text:tab/>Windows</text:p>
        <text:p text:style-name="P36">Run to Line<text:tab/>Ctrl+R<text:tab/>Debugging</text:p>
        <text:p text:style-name="P36">Use Step Filters<text:tab/>Shift+F5<text:tab/>Windows</text:p>
        <text:p text:style-name="Text_20_body"><text:span text:style-name="T13">View a</text:span>ll Instances<text:tab/>Shift+Ctrl+N<text:tab/>Windows</text:p>
        <text:p text:style-name="P14">Inspect<text:tab/>Shift+Ctrl+I<text:tab/>Dialogs, Windows</text:p>
        <text:p text:style-name="Text_20_body">Display<text:tab/>Shift+Ctrl+D<text:tab/>Dialogs, Windows</text:p>
        <text:p text:style-name="P3">Display<text:tab/>Shift+Ctrl+V<text:tab/>Dialogs, Windows</text:p>
        <text:p text:style-name="P3">Execute<text:tab/>Ctrl+U<text:tab/>Windows</text:p>
        <text:p text:style-name="P13">Java Breakpoint Prop<text:span text:style-name="T14">erties</text:span><text:tab/>Alt+Enter<text:tab/>Breakpoints View</text:p>
        <text:p text:style-name="P44">Undo<text:tab/>Ctrl+Z<text:tab/><text:span text:style-name="T2">Breakpoints View</text:span></text:p>
        <text:p text:style-name="P13">Add Memory Block<text:tab/>Ctrl+Alt+M<text:tab/>Memory View</text:p>
        <text:p text:style-name="P13">Close Rendering<text:tab/>Ctrl+W<text:tab/>Memory View</text:p>
        <text:p text:style-name="P13">Toggle Mem<text:span text:style-name="T14">ory</text:span> Monitors<text:tab/>Ctrl+T<text:tab/>Memory View</text:p>
        <text:p text:style-name="P13">New Rendering<text:tab/>Ctrl+N<text:tab/>Memory View</text:p>
        <text:p text:style-name="P13">Next Memory Monitor<text:tab/>Ctrl+Alt+N<text:tab/>Memory View</text:p>
        <text:p text:style-name="P13">Next Page of Memory<text:tab/>Shift+Ctrl+.<text:tab/>Table Mem<text:span text:style-name="T14">ory</text:span> </text:p>
        <text:p text:style-name="P13">Previous Page Mem<text:span text:style-name="T20">ory</text:span><text:tab/>Shift+Ctrl+,<text:tab/>Table Mem<text:span text:style-name="T14">ory</text:span> </text:p>
        <text:p text:style-name="P13">Go to Address<text:tab/>Ctrl+G<text:tab/>Table Mem<text:span text:style-name="T14">ory</text:span></text:p>
        <text:p text:style-name="P13">EOF<text:tab/>Ctrl+D<text:tab/>I/O Console</text:p>
        <text:h text:style-name="P61" text:outline-level="1"/>
        <text:h text:style-name="P67" text:outline-level="1">Navigate</text:h>
        <text:p text:style-name="P15">Open Type<text:tab/>Shift+Ctrl+T<text:tab/>Windows</text:p>
        <text:p text:style-name="P15">Open Type in Hier<text:span text:style-name="T11">archy</text:span><text:tab/>Shift+Ctrl+H<text:tab/>Windows</text:p>
        <text:p text:style-name="P15">Open Resource<text:tab/>Shift+Ctrl+R<text:tab/>Windows</text:p>
        <text:p text:style-name="P15">Show In Breadcrumb<text:tab/>Shift+Alt+B<text:tab/>Editor Breadcrumb </text:p>
        <text:p text:style-name="P15">Show In...<text:tab/>Shift+Alt+W<text:tab/>Windows</text:p>
        <text:p text:style-name="P15">Next<text:tab/>Ctrl+.<text:tab/>Windows</text:p>
        <text:p text:style-name="P15">Previous<text:tab/>Ctrl+,<text:tab/>Windows</text:p>
        <text:p text:style-name="P15">Last Edit Location<text:tab/>Ctrl+Q<text:tab/>Windows</text:p>
        <text:p text:style-name="P15">Backward History<text:tab/>Alt+Left<text:tab/>Windows</text:p>
        <text:p text:style-name="P15">Forward History<text:tab/>Alt+Right<text:tab/>Windows</text:p>
        <text:p text:style-name="P15"><text:span text:style-name="T11">Go to </text:span>Next <text:span text:style-name="T11">Editor </text:span>Page<text:tab/>Alt+F7<text:tab/>Windows</text:p>
        <text:p text:style-name="P15"><text:span text:style-name="T11">Go to </text:span>Prev. <text:span text:style-name="T11">Editor </text:span>Page<text:tab/>Shift+Alt+F7<text:tab/>Windows</text:p>
        <text:p text:style-name="P15"><text:span text:style-name="T11">Go to </text:span>Next <text:span text:style-name="T11">E</text:span><text:span text:style-name="T20">d</text:span><text:span text:style-name="T11">itor </text:span>Sub-Tab<text:tab/>Alt+PageDown<text:tab/>Dialogs, Windows</text:p>
        <text:p text:style-name="P15"><text:span text:style-name="T11">Go to </text:span><text:span text:style-name="T2">Prev. </text:span><text:span text:style-name="T11">Editor </text:span><text:span text:style-name="T2">Sub-Tab<text:tab/>Alt+PageUp<text:tab/>Dialogs, Windows</text:span></text:p>
        <text:h text:style-name="P62" text:outline-level="1">Window</text:h>
        <text:p text:style-name="P21">Quick Access<text:tab/>Ctrl+3<text:tab/>Windows</text:p>
        <text:p text:style-name="P21">Activate Editor<text:tab/>F12<text:tab/>Windows</text:p>
        <text:p text:style-name="P21">Quick Switch Editor<text:tab/>Ctrl+E<text:tab/>Windows</text:p>
        <text:p text:style-name="P21">Switch to Editor<text:tab/>Shift+Ctrl+E<text:tab/>Windows</text:p>
        <text:p text:style-name="P21">Previous Editor<text:tab/>Shift+Ctrl+F6<text:tab/>Windows</text:p>
        <text:p text:style-name="P21">Next Editor<text:tab/>Ctrl+F6<text:tab/>Windows</text:p>
        <text:p text:style-name="P21">Max<text:span text:style-name="T10">imize </text:span>View or Editor<text:tab/>Ctrl+M<text:tab/>Windows</text:p>
        <text:p text:style-name="P21">Previous View<text:tab/>Shift+Ctrl+F7<text:tab/>Windows</text:p>
        <text:p text:style-name="P21">Next View<text:tab/>Ctrl+F7<text:tab/>Windows</text:p>
        <text:p text:style-name="P21">Show View Menu<text:tab/>Ctrl+F10<text:tab/>Dialogs, Windows</text:p>
        <text:p text:style-name="P21">Previous Perspective<text:tab/>Shift+Ctrl+F8<text:tab/>Windows</text:p>
        <text:p text:style-name="P21">Next Perspective<text:tab/>Ctrl+F8<text:tab/>Windows</text:p>
        <text:p text:style-name="P21">Show Key Assist<text:tab/>Shift+Ctrl+L<text:tab/>Dialogs, Windows</text:p>
        <text:p text:style-name="P21">Show System Menu<text:tab/>Alt+-<text:tab/>Windows</text:p>
        <text:h text:style-name="P61" text:outline-level="1">Views</text:h>
        <text:p text:style-name="P15"><text:span text:style-name="T17">Open </text:span>Show View <text:span text:style-name="T17">Dialog</text:span><text:tab/>Shift+Alt+Q Q<text:tab/>Windows</text:p>
        <text:p text:style-name="P15"><text:span text:style-name="T13">Show </text:span>View: Breakpoints<text:tab/>Shift+Alt+Q B<text:tab/>Windows</text:p>
        <text:p text:style-name="P15"><text:span text:style-name="T13">Show </text:span>View: Cheat Sheets<text:tab/>Shift+Alt+Q H<text:tab/>Windows</text:p>
        <text:p text:style-name="P15"><text:span text:style-name="T13">Show </text:span>View: Console<text:tab/>Shift+Alt+Q C<text:tab/>Windows</text:p>
        <text:p text:style-name="P15"><text:span text:style-name="T13">Show </text:span>View: Declaration<text:tab/>Shift+Alt+Q D<text:tab/>Windows</text:p>
        <text:p text:style-name="P15"><text:span text:style-name="T13">Show </text:span>View: Error Log<text:tab/>Shift+Alt+Q L<text:tab/>Windows</text:p>
        <text:p text:style-name="P15"><text:span text:style-name="T13">Show </text:span>View: History<text:tab/>Shift+Alt+Q Z<text:tab/>Windows</text:p>
        <text:p text:style-name="P15"><text:span text:style-name="T13">Show </text:span>View: Javadoc<text:tab/>Shift+Alt+Q J<text:tab/>Windows</text:p>
        <text:p text:style-name="P15"><text:span text:style-name="T13">Show </text:span>View: Outline<text:tab/>Shift+Alt+Q O<text:tab/>Windows</text:p>
        <text:p text:style-name="P24"><text:span text:style-name="T13">Show </text:span><text:span text:style-name="T2">View: Package Exp</text:span><text:span text:style-name="T3">l.</text:span><text:span text:style-name="T2"><text:tab/>Shift+Alt+Q P<text:tab/>Windows</text:span></text:p>
        <text:p text:style-name="P15"><text:span text:style-name="T13">Show </text:span>View: Problems<text:tab/>Shift+Alt+Q X<text:tab/>Windows</text:p>
        <text:p text:style-name="P15"><text:span text:style-name="T13">Show </text:span>View: Search<text:tab/>Shift+Alt+Q S<text:tab/>Windows</text:p>
        <text:p text:style-name="P15"><text:span text:style-name="T13">Show </text:span>View: Synchronize<text:tab/>Shift+Alt+Q Y<text:tab/>Windows</text:p>
        <text:p text:style-name="P15"><text:span text:style-name="T13">Show </text:span>View: Type Hierarchy<text:tab/>Shift+Alt+Q T<text:tab/>Windows</text:p>
        <text:p text:style-name="P25"><text:span text:style-name="T13">Show </text:span><text:span text:style-name="T2">View: Variables<text:tab/>Shift+Alt+Q V<text:tab/>Windows</text:span></text:p>
        <text:h text:style-name="Heading_20_1" text:outline-level="1"><text:span text:style-name="T15">Ant</text:span> <text:span text:style-name="T8">Editing</text:span></text:h>
        <text:p text:style-name="P16">Open External <text:span text:style-name="T12">Doc.</text:span><text:tab/>Shift+F2<text:tab/>Editing Ant Files</text:p>
        <text:p text:style-name="P42">Rename In File<text:tab/>Shift+Alt+R<text:tab/>Editing Ant Files</text:p>
        <text:h text:style-name="P63" text:outline-level="1">Plug-in Development</text:h>
        <text:p text:style-name="P16">Open Plug-in Artifact<text:tab/>Shift+Ctrl+A<text:tab/>Windows</text:p>
        <text:p text:style-name="P22">Add to Target Platform<text:tab/>Shift+Ctrl+Alt+A<text:tab/>Windows</text:p>
        <text:p text:style-name="P22">Format Source<text:tab/>Shift+Ctrl+F<text:tab/><text:span text:style-name="T13">Manifest</text:span> <text:span text:style-name="T20">E</text:span>ditor</text:p>
        <text:p text:style-name="P16">Quick Outline<text:tab/>Ctrl+O<text:tab/><text:span text:style-name="T13">Manifest</text:span> <text:span text:style-name="T20">E</text:span>ditor</text:p>
        <text:h text:style-name="P51" text:outline-level="1"><text:span text:style-name="T3">Plug-in </text:span><text:span text:style-name="T2">Spy</text:span></text:h>
        <text:p text:style-name="P16">Plug-in Selection Spy<text:tab/>Shift+Alt+F1<text:tab/>Dialogs, Windows</text:p>
        <text:p text:style-name="P16">Plug-in Menu Spy<text:tab/>Shift+Alt+F2<text:tab/>Dialogs, Windows</text:p>
        <text:p text:style-name="P45">Show Contrib. Plug-in<text:tab/>Shift+Alt+F3 <text:tab/>Dialogs, Windows</text:p>
        <text:p text:style-name="P47"><text:span text:style-name="T22"/></text:p>
        <text:p text:style-name="P46"><text:span text:style-name="T22"/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Nimbus Mono L" svg:font-family="'Nimbus Mono L'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imbus Sans L1" svg:font-family="'Nimbus Sans L'" style:font-adornments="Bold" style:font-family-generic="swiss" style:font-pitch="variable"/>
    <style:font-face style:name="Nimbus Sans L" svg:font-family="'Nimbus Sans L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 style:vertical-align="bottom">
        <style:tab-stops>
          <style:tab-stop style:position="3.401cm"/>
          <style:tab-stop style:position="6.001cm"/>
        </style:tab-stops>
      </style:paragraph-properties>
      <style:text-properties style:font-name="Nimbus Sans L" fo:font-size="9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>
        <style:tab-stops>
          <style:tab-stop style:position="3.9cm"/>
          <style:tab-stop style:position="6.5cm"/>
        </style:tab-stops>
      </style:paragraph-properties>
      <style:text-properties fo:font-size="8.5pt" style:font-size-asian="10.5pt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fo:padding="0cm" fo:border-left="none" fo:border-right="none" fo:border-top="none" fo:border-bottom="0.018cm solid #000000" style:shadow="none"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  <style:text-properties style:font-name="Nimbus Sans L1" fo:font-size="11pt" fo:font-weight="bold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Text" style:family="paragraph" style:parent-style-name="Caption" style:class="extra">
      <style:paragraph-properties>
        <style:tab-stops/>
      </style:paragraph-properties>
      <style:text-properties style:font-name="Nimbus Mono L" fo:font-size="11pt" fo:font-style="norm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3cm" fo:margin-bottom="0.101cm" fo:text-indent="0cm" style:auto-text-indent="false">
        <style:tab-stops>
          <style:tab-stop style:position="3.401cm"/>
          <style:tab-stop style:position="6.001cm"/>
        </style:tab-stops>
      </style:paragraph-properties>
      <style:text-properties style:font-name="Nimbus Sans L1" fo:font-size="11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padding="0cm" fo:border-left="none" fo:border-right="none" fo:border-top="none" fo:border-bottom="0.002cm solid #000000" style:shadow="none"/>
      <style:text-properties fo:font-size="13pt" officeooo:rsid="000d7e50" officeooo:paragraph-rsid="000d7e50" style:font-size-asian="13pt" style:font-size-complex="13pt"/>
    </style:style>
    <style:style style:name="MT1" style:family="text">
      <style:text-properties officeooo:rsid="00336324"/>
    </style:style>
    <style:page-layout style:name="Mpm1">
      <style:page-layout-properties fo:page-width="29.7cm" fo:page-height="21.001cm" style:num-format="1" style:print-orientation="landscape" fo:margin-top="0.651cm" fo:margin-bottom="0.651cm" fo:margin-left="0.7cm" fo:margin-right="0.7cm" style:writing-mode="lr-tb" style:footnote-max-height="0cm">
        <style:columns fo:column-count="3" fo:column-gap="0.6cm">
          <style:column-sep style:width="0.002cm" style:color="#000000" style:height="100%"/>
          <style:column style:rel-width="21845*" fo:start-indent="0cm" fo:end-indent="0.3cm"/>
          <style:column style:rel-width="21845*" fo:start-indent="0.3cm" fo:end-indent="0.3cm"/>
          <style:column style:rel-width="21845*" fo:start-indent="0.3cm" fo:end-indent="0cm"/>
        </style:columns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801cm" fo:margin-left="0cm" fo:margin-right="0cm" fo:margin-bottom="0.4cm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MP1">Shortcuts of the Eclipse SDK 3.<text:span text:style-name="MT1">7.0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ichael Pellaton</meta:initial-creator>
    <meta:creation-date>2011-02-16T16:40:31</meta:creation-date>
    <dc:date>2011-06-19T17:54:35</dc:date>
    <dc:creator>Michael Pellaton</dc:creator>
    <meta:editing-duration>PT02H49M52S</meta:editing-duration>
    <meta:editing-cycles>29</meta:editing-cycles>
    <meta:generator>OpenOffice.org/3.2$Unix OpenOffice.org_project/320m19$Build-9505</meta:generator>
    <meta:printed-by>Michael Pellaton</meta:printed-by>
    <meta:print-date>2011-02-27T07:26:04</meta:print-date>
    <meta:document-statistic meta:table-count="0" meta:image-count="0" meta:object-count="0" meta:page-count="2" meta:paragraph-count="230" meta:word-count="1201" meta:character-count="8377"/>
  </office:meta>
</office:document-meta>
</file>